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2917in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Text_20_body" style:list-style-name="L2">
      <style:paragraph-properties style:line-height-at-least="0.2917in"/>
      <style:text-properties fo:color="#333333" fo:font-size="10.5pt" fo:background-color="#ffffff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fo:font-weight="normal" style:font-weight-asian="normal" style:font-weight-complex="normal"/>
    </style:style>
    <style:style style:name="P11" style:family="paragraph" style:parent-style-name="Preformatted_20_Text" style:list-style-name="L1"/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33333" fo:font-size="10.5pt" fo:background-color="#ffffff"/>
    </style:style>
    <style:style style:name="T4" style:family="text">
      <style:text-properties fo:color="#333333" fo:background-color="#ffffff" style:font-size-asian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96352809" text:style-name="L1">
        <text:list-item>
          <text:p text:style-name="P4">Share Folder between the Windows 7 and Ubuntu</text:p>
          <text:p text:style-name="P4"><text:a xlink:type="simple" xlink:href="http://www.howtogeek.com/75705/access-shared-folders-in-a-virtualbox-ubuntu-11.04-virtual-machine/">http://www.howtogeek.com/75705/access-shared-folders-in-a-virtualbox-ubuntu-11.04-virtual-machine/</text:a></text:p>
        </text:list-item>
        <text:list-item>
          <text:p text:style-name="P4">Ubuntu version command here</text:p>
          <text:p text:style-name="P4"><text:a xlink:type="simple" xlink:href="http://www.watchingthenet.com/add-open-command-prompt-here-functionality-to-nautilus-in-ubuntu.html">http://www.watchingthenet.com/add-open-command-prompt-here-functionality-to-nautilus-in-ubuntu.html</text:a></text:p>
          <text:p text:style-name="P4"><text:span text:style-name="Strong_20_Emphasis"><text:span text:style-name="T1">sudo apt-get install nautilus-open-terminal </text:span></text:span></text:p>
          <text:p text:style-name="P4"><text:span text:style-name="Strong_20_Emphasis"><text:span text:style-name="Emphasis"><text:span text:style-name="T1">killall nautilus</text:span></text:span></text:span></text:p>
        </text:list-item>
        <text:list-item>
          <text:p text:style-name="P4">Emacs and Git environment setup</text:p>
          <text:list>
            <text:list-item>
              <text:p text:style-name="P4">Run <text:span text:style-name="T2">initgit</text:span> sh</text:p>
              <text:p text:style-name="P4">sudo ./initgit</text:p>
            </text:list-item>
            <text:list-item>
              <text:p text:style-name="P4">Init the emacs configuration</text:p>
              <text:p text:style-name="P4"/>
            </text:list-item>
          </text:list>
        </text:list-item>
        <text:list-item>
          <text:p text:style-name="P5">Setup JDK 1.6</text:p>
          <text:list>
            <text:list-item>
              <text:p text:style-name="P4"><text:span text:style-name="T4">添加这个源：</text:span> </text:p>
            </text:list-item>
          </text:list>
        </text:list-item>
      </text:list>
      <text:p text:style-name="P1"><text:tab/><text:tab/>sudo add-apt-repository "<text:span text:style-name="T3">deb http://us.archive.ubuntu.com/ubuntu/ hardy multiverse" </text:span><text:span text:style-name="T4">。</text:span></text:p>
      <text:list xml:id="list1659725276" text:style-name="L2">
        <text:list-item>
          <text:list>
            <text:list-item>
              <text:list>
                <text:list-item>
                  <text:p text:style-name="P8">sudo apt-get update</text:p>
                </text:list-item>
                <text:list-item>
                  <text:p text:style-name="P8">sudo apt-get install sun-java6-jdk</text:p>
                </text:list-item>
              </text:list>
            </text:list-item>
          </text:list>
        </text:list-item>
      </text:list>
      <text:p text:style-name="P1"><text:span text:style-name="T3"><text:tab/>Check </text:span><text:a xlink:type="simple" xlink:href="http://www.2cto.com/os/201203/121724.html">http://www.2cto.com/os/201203/121724.html</text:a><text:span text:style-name="T3"> for more information or </text:span></text:p>
      <text:list xml:id="list1632136033" text:continue-list="list1296352809" text:style-name="L1">
        <text:list-item>
          <text:p text:style-name="P5">Ubuntu中Nvidia显卡3D桌面运行效率加速方法</text:p>
          <text:p text:style-name="P10">经过测试，在<text:a xlink:type="simple" xlink:href="http://www.linuxidc.com/topicnews.aspx?tid=2" office:target-frame-name="_blank" xlink:show="new">Ubuntu</text:a>中以下方法能明显提高nvidia显卡的3D桌面运行效率</text:p>
          <text:list>
            <text:list-item>
              <text:p text:style-name="P10">.在compiz-manager的general－display settings,关闭与Vblank同步，打开这个选项，3D效果会比不打开时略好一点（但不仔细看是看不出）， <text:line-break/>但如果关闭之后，3D速度会明显提高，所以我们选择关闭它。 </text:p>
            </text:list-item>
            <text:list-item>
              <text:p text:style-name="P9">备份/etc/X11/xorg.conf,然后在里面加入以下内容 <text:line-break/>在 Section "Screen" 里面添加 <text:line-break/><text:tab/>Option "AddARGBGLXVisuals" "True" </text:p>
              <text:p text:style-name="P9">在 Section "Device" 里面添加 <text:line-break/> <text:tab/>Option "TripleBuffer" "true" </text:p>
              <text:p text:style-name="P9">在文档末尾添加<text:line-break/><text:tab/><text:bookmark-start text:name="__DdeLink__114_1342116513"/>Section "Extensions" <text:line-break/><text:tab/>Option "Composite" "Enable" <text:line-break/><text:tab/>EndSection <text:bookmark-end text:name="__DdeLink__114_1342116513"/></text:p>
            </text:list-item>
          </text:list>
        </text:list-item>
      </text:list>
      <text:p text:style-name="P2"><text:tab/> <text:s text:c="4"/>保存后，重启一下X就OK了。 </text:p>
      <text:p text:style-name="P2"><text:tab/>另外如果Ubuntu下3D桌面运行一段长时间后发现速度有较明显降低，最好是按<text:tab/>ctrl+alt+backspace重启一下X。 </text:p>
      <text:list xml:id="list1918978879" text:continue-numbering="true" text:style-name="L1">
        <text:list-item>
          <text:p text:style-name="P4">Install perforce</text:p>
          <text:p text:style-name="P11"><text:span text:style-name="Source_20_Text">tar xvfz p4v.tgz</text:span></text:p>
        </text:list-item>
      </text:list>
      <text:p text:style-name="Preformatted_20_Text"><text:span text:style-name="Source_20_Text"><text:tab/>cd p4v-2010.2.317255</text:span></text:p>
      <text:p text:style-name="Preformatted_20_Text"><text:span text:style-name="Source_20_Text"><text:tab/>sudo cp bin/* /usr/bin/</text:span></text:p>
      <text:p text:style-name="P3"><text:span text:style-name="Source_20_Text"><text:tab/>sudo cp -r lib/* /usr/lib/</text:span></text:p>
      <text:p text:style-name="P3"><text:span text:style-name="Source_20_Text"><text:s text:c="12"/>$cd /foo</text:span></text:p>
      <text:p text:style-name="Preformatted_20_Text"><text:soft-page-break/><text:s text:c="12"/>$gunzip p4v.tgz</text:p>
      <text:p text:style-name="Preformatted_20_Text"><text:s text:c="12"/>$tar xvf p4v.tar</text:p>
      <text:p text:style-name="P3"><text:s text:c="12"/>$ln -s foo/p4v-2010.2-123456/bin/p4v /usr/local/bin/p4v</text:p>
      <text:p text:style-name="P3"><text:span text:style-name="Source_20_Text"/></text:p>
      <text:p text:style-name="P3"><text:span text:style-name="Source_20_Text"><text:tab/></text:span><text:a xlink:type="simple" xlink:href="http://superuser.com/questions/307355/installing-perforce-client-on-ubuntu"><text:span text:style-name="Source_20_Text">http://superuser.com/questions/307355/installing-perforce-client-on-ubuntu</text:span></text:a></text:p>
      <text:p text:style-name="P3"><text:span text:style-name="Source_20_Text"/></text:p>
      <text:list xml:id="list1119487406" text:continue-numbering="true" text:style-name="L1">
        <text:list-item>
          <text:p text:style-name="P4">Android NDK Env</text:p>
          <text:p text:style-name="P4"><text:a xlink:type="simple" xlink:href="http://os.51cto.com/art/201106/272152.htm">http://os.51cto.com/art/201106/272152.htm</text:a></text:p>
          <text:p text:style-name="P4"/>
          <text:p text:style-name="P4">1. Install packages </text:p>
          <text:list>
            <text:list-header>
              <text:p text:style-name="P4">sudo apt-get install <text:s/>ruby rubygems ruby-dev libnokogiri-ruby ant libxml2 libxml2-dev libxslt1-dev</text:p>
            </text:list-header>
          </text:list>
        </text:list-item>
      </text:list>
      <text:list xml:id="list1428557130" text:style-name="L3">
        <text:list-item>
          <text:list>
            <text:list-item>
              <text:list>
                <text:list-item>
                  <text:p text:style-name="P6">Update ~/.profile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<text:tab/>PATH="$HOME/android-sdk-linux/tools:$HOME/android-sdk-linux/platform-tools:$HOME/android-ndk-r8b:$PATH"</text:p>
      <text:p text:style-name="Standard"/>
      <text:p text:style-name="Standard"><text:tab/>PATH="$HOME/workspace/lib:$HOME/eclipse:$PATH"</text:p>
      <text:list xml:id="list242293809" text:style-name="L4">
        <text:list-item>
          <text:list>
            <text:list-item>
              <text:list>
                <text:list-item>
                  <text:p text:style-name="P7">ADB setting</text:p>
                  <text:p text:style-name="P7"><text:a xlink:type="simple" xlink:href="https://developer.android.com/tools/device.html">https://developer.android.com/tools/device.html</text:a></text:p>
                  <text:list>
                    <text:list-item>
                      <text:p text:style-name="P7"><text:span text:style-name="Source_20_Text">sudo emacs /etc/udev/rules.d/51-android.rules</text:span></text:p>
                    </text:list-item>
                    <text:list-item>
                      <text:p text:style-name="P7"><text:span text:style-name="Source_20_Text">Content</text:span></text:p>
                      <text:p text:style-name="P7"><text:span text:style-name="Source_20_Text">SUBSYSTEM=="usb", ATTR{idVendor}=="0bb4", MODE="0666", GROUP="plugdev" </text:span></text:p>
                      <text:p text:style-name="P7"><text:span text:style-name="Source_20_Text">SUBSYSTEM=="usb", ATTR{idVendor}=="0b05", MODE="0666", GROUP="plugdev" </text:span></text:p>
                      <text:p text:style-name="P7"><text:span text:style-name="Source_20_Text">SUBSYSTEM=="usb", ATTR{idVendor}=="18d1", MODE="0666", GROUP="plugdev" </text:span></text:p>
                      <text:p text:style-name="P7"><text:span text:style-name="Source_20_Text">SUBSYSTEM=="usb", ATTR{idVendor}=="04e8", MODE="0666", GROUP="plugdev" </text:span></text:p>
                    </text:list-item>
                    <text:list-item>
                      <text:p text:style-name="P7"><text:span text:style-name="Source_20_Text">chmod a+r /etc/udev/rules.d/51-android.rules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24346553" text:continue-list="list1428557130" text:style-name="L3">
        <text:list-item>
          <text:list>
            <text:list-item>
              <text:list>
                <text:list-header>
                  <text:p text:style-name="P6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6T10:53:24</meta:creation-date>
    <meta:editing-duration>PT01H47M33S</meta:editing-duration>
    <meta:editing-cycles>29</meta:editing-cycles>
    <meta:generator>OpenOffice.org/3.2$Linux OpenOffice.org_project/320m12$Build-9483</meta:generator>
    <meta:initial-creator>wangjiay </meta:initial-creator>
    <dc:date>2012-11-01T22:30:09</dc:date>
    <dc:creator>wangjiay </dc:creator>
    <meta:document-statistic meta:table-count="0" meta:image-count="0" meta:object-count="0" meta:page-count="2" meta:paragraph-count="50" meta:word-count="296" meta:character-count="2283"/>
  </office:meta>
</office:document-meta>
</file>